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/>
    </style:style>
    <style:style style:name="T3" style:family="text">
      <style:text-properties officeooo:rsid="0020cac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><text:span text:style-name="T1">Simple Approach</text:span></text:span>: To find the floor of the square root, try with all-natural numbers starting from 1. Continue incrementing the number until the square of that number is greater than the given number.</text:p>
      <text:p text:style-name="Standard"/>
      <text:p text:style-name="Standard"># Python3 program to find floor(sqrt(x)</text:p>
      <text:p text:style-name="Standard"/>
      <text:p text:style-name="Standard"># Returns floor of square root of x</text:p>
      <text:p text:style-name="Standard">def floorSqrt(x):</text:p>
      <text:p text:style-name="Standard"/>
      <text:p text:style-name="Standard"><text:tab/># Base cases</text:p>
      <text:p text:style-name="Standard"><text:tab/>if (x == 0 or x == 1):</text:p>
      <text:p text:style-name="Standard"><text:tab/><text:tab/>return x</text:p>
      <text:p text:style-name="Standard"/>
      <text:p text:style-name="Standard"><text:tab/># Staring from 1, try all numbers until</text:p>
      <text:p text:style-name="Standard"><text:tab/># i*i is greater than or equal to x.</text:p>
      <text:p text:style-name="Standard"><text:tab/>i = 1; result = 1</text:p>
      <text:p text:style-name="Standard"><text:tab/>while (result &lt;= x):</text:p>
      <text:p text:style-name="Standard"><text:tab/></text:p>
      <text:p text:style-name="Standard"><text:tab/><text:tab/>i += 1</text:p>
      <text:p text:style-name="Standard"><text:tab/><text:tab/>result = i * i</text:p>
      <text:p text:style-name="Standard"><text:tab/></text:p>
      <text:p text:style-name="Standard"><text:tab/>return i - 1</text:p>
      <text:p text:style-name="Standard"/>
      <text:p text:style-name="Standard"># Driver Code</text:p>
      <text:p text:style-name="Standard">x = 11</text:p>
      <text:p text:style-name="Standard">print(floorSqrt(x))</text:p>
      <text:p text:style-name="Standard"/>
      <text:list xml:id="list855172169" text:style-name="L1">
        <text:list-item>
          <text:p text:style-name="P2"><text:span text:style-name="Strong_20_Emphasis">Complexity Analysis:</text:span> </text:p>
          <text:list>
            <text:list-item>
              <text:p text:style-name="P2"><text:span text:style-name="Strong_20_Emphasis">Time Complexity:</text:span> O(√ n). <text:line-break/>Only one traversal of the solution is needed, so the time complexity is O(√ n).</text:p>
            </text:list-item>
            <text:list-item>
              <text:p text:style-name="P1"><text:span text:style-name="Strong_20_Emphasis">Space Complexity:</text:span> O(1). <text:line-break/>Constant extra space is needed.</text:p>
            </text:list-item>
          </text:list>
        </text:list-item>
      </text:list>
      <text:p text:style-name="Standard"/>
      <text:p text:style-name="Standard"><text:span text:style-name="Strong_20_Emphasis"><text:span text:style-name="T1">Better Approach</text:span></text:span><text:span text:style-name="Strong_20_Emphasis">:</text:span> The idea is to find the largest integer <text:span text:style-name="T2">i</text:span> whose square is less than or equal to the given number. The idea is to use <text:a xlink:type="simple" xlink:href="http://geeksquiz.com/binary-search/" office:target-frame-name="_blank" xlink:show="new" text:style-name="Internet_20_link" text:visited-style-name="Visited_20_Internet_20_Link">Binary Search</text:a> to solve the problem. The values of i * i is monotonically increasing, so the problem can be solved using binary search.</text:p>
      <text:p text:style-name="Standard"/>
      <text:p text:style-name="Standard"># Python 3 program to find floor(sqrt(x)</text:p>
      <text:p text:style-name="Standard"/>
      <text:p text:style-name="Standard"># Returns floor of square root of x<text:tab/><text:tab/></text:p>
      <text:p text:style-name="Standard">def floorSqrt(x) :</text:p>
      <text:p text:style-name="Standard"/>
      <text:p text:style-name="Standard"><text:tab/># Base cases</text:p>
      <text:p text:style-name="Standard"><text:tab/>if (x == 0 or x == 1) :</text:p>
      <text:p text:style-name="Standard"><text:tab/><text:tab/>return x</text:p>
      <text:p text:style-name="Standard"/>
      <text:p text:style-name="Standard"><text:tab/># Do Binary Search for floor(sqrt(x))</text:p>
      <text:p text:style-name="Standard"><text:tab/>start = <text:span text:style-name="T3">0</text:span></text:p>
      <text:p text:style-name="Standard"><text:tab/>end = x/<text:span text:style-name="T3">2</text:span></text:p>
      <text:p text:style-name="Standard"><text:tab/>while (start &lt;= end) :</text:p>
      <text:p text:style-name="Standard"><text:tab/><text:tab/>mid = (start + end) // 2</text:p>
      <text:p text:style-name="Standard"><text:tab/><text:tab/></text:p>
      <text:p text:style-name="Standard"><text:soft-page-break/><text:tab/><text:tab/># If x is a perfect square</text:p>
      <text:p text:style-name="Standard"><text:tab/><text:tab/>if (mid*mid == x) :</text:p>
      <text:p text:style-name="Standard"><text:tab/><text:tab/><text:tab/>return mid</text:p>
      <text:p text:style-name="Standard"><text:tab/><text:tab/><text:tab/></text:p>
      <text:p text:style-name="Standard"><text:tab/><text:tab/># Since we need floor, we update</text:p>
      <text:p text:style-name="Standard"><text:tab/><text:tab/># answer when mid*mid is smaller</text:p>
      <text:p text:style-name="Standard"><text:tab/><text:tab/># than x, and move closer to sqrt(x)</text:p>
      <text:p text:style-name="Standard"><text:tab/><text:tab/>if (mid * mid &lt; x) :</text:p>
      <text:p text:style-name="Standard"><text:tab/><text:tab/><text:tab/>start = mid + 1</text:p>
      <text:p text:style-name="Standard"><text:tab/><text:tab/><text:tab/>ans = mid</text:p>
      <text:p text:style-name="Standard"><text:tab/><text:tab/><text:tab/></text:p>
      <text:p text:style-name="Standard"><text:tab/><text:tab/>else :</text:p>
      <text:p text:style-name="Standard"><text:tab/><text:tab/><text:tab/></text:p>
      <text:p text:style-name="Standard"><text:tab/><text:tab/><text:tab/># If mid*mid is greater than x</text:p>
      <text:p text:style-name="Standard"><text:tab/><text:tab/><text:tab/>end = mid-1</text:p>
      <text:p text:style-name="Standard"><text:tab/><text:tab/><text:tab/></text:p>
      <text:p text:style-name="Standard"><text:tab/>return ans</text:p>
      <text:p text:style-name="Standard"/>
      <text:p text:style-name="Standard"># driver code<text:tab/></text:p>
      <text:p text:style-name="Standard">x = 11</text:p>
      <text:p text:style-name="Standard">print(floorSqrt(x))</text:p>
      <text:p text:style-name="Standard"><text:tab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5T02:12:01.925943765</meta:creation-date>
    <dc:date>2021-07-25T02:20:16.088322993</dc:date>
    <meta:editing-duration>PT8M17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56" meta:word-count="318" meta:character-count="1571" meta:non-whitespace-character-count="1228"/>
  </office:meta>
</office:document-meta>
</file>